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319D1332304A12891E8.jpg" manifest:media-type="image/jpeg"/>
  <manifest:file-entry manifest:full-path="Pictures/1000000000000421000003192C529E3C6725A43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3.528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fo:min-height="3.506cm"/>
      <style:paragraph-properties style:writing-mode="lr-tb"/>
    </style:style>
    <style:style style:name="pr5" style:family="presentation" style:parent-style-name="Nature_5f_Illustration1-outline1">
      <style:graphic-properties fo:min-height="13.236cm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r8" style:family="presentation" style:parent-style-name="Nature_5f_Illustration1-title">
      <style:graphic-properties fo:min-height="3.473cm"/>
      <style:paragraph-properties style:writing-mode="lr-tb"/>
    </style:style>
    <style:style style:name="P1" style:family="paragraph">
      <style:paragraph-properties style:writing-mode="lr-tb"/>
      <style:text-properties fo:color="#111111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Tibetan Machine Uni"/>
    </style:style>
    <style:style style:name="P4" style:family="paragraph">
      <style:paragraph-properties fo:margin-top="0cm" fo:margin-bottom="0.5cm"/>
    </style:style>
    <style:style style:name="P5" style:family="paragraph">
      <style:paragraph-properties style:writing-mode="lr-tb"/>
    </style:style>
    <style:style style:name="P6" style:family="paragraph">
      <style:paragraph-properties fo:margin-top="0cm" fo:margin-bottom="0.5cm" fo:text-align="center"/>
    </style:style>
    <style:style style:name="P7" style:family="paragraph">
      <style:paragraph-properties style:writing-mode="lr-tb"/>
      <style:text-properties fo:font-size="28pt" style:font-size-asian="28pt" style:font-size-complex="28pt"/>
    </style:style>
    <style:style style:name="P8" style:family="paragraph">
      <style:paragraph-properties fo:margin-top="0cm" fo:margin-bottom="0.3cm"/>
    </style:style>
    <style:style style:name="P9" style:family="paragraph">
      <loext:graphic-properties draw:fill-color="#ffffff"/>
    </style:style>
    <style:style style:name="T1" style:family="text">
      <style:text-properties fo:color="#111111"/>
    </style:style>
    <style:style style:name="T2" style:family="text">
      <style:text-properties fo:color="#111111" style:font-name="Tibetan Machine Uni"/>
    </style:style>
    <style:style style:name="T3" style:family="text">
      <style:text-properties style:font-name="Tibetan Machine Uni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style:text-position="33% 58%" fo:font-size="28pt" fo:font-weight="normal" style:font-size-asian="28pt" style:font-weight-asian="normal" style:font-size-complex="28pt" style:font-weight-complex="normal"/>
    </style:style>
    <style:style style:name="T10" style:family="text">
      <style:text-properties style:text-position="0% 100%" fo:font-size="28pt" fo:font-weight="normal" style:font-size-asian="28pt" style:font-weight-asian="normal" style:font-size-complex="28pt" style:font-weight-complex="normal"/>
    </style:style>
    <style:style style:name="T11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799cm" svg:height="4.963cm" svg:x="0.8cm" svg:y="4.8cm" presentation:class="title">
          <draw:text-box>
            <text:p><text:span text:style-name="T1">PROJECT </text:span><text:span text:style-name="T2">IMPLEMENTATION</text:span></text:p>
          </draw:text-box>
        </draw:frame>
        <draw:frame presentation:style-name="pr2" draw:text-style-name="P2" draw:layer="layout" svg:width="22cm" svg:height="3.528cm" svg:x="3.6cm" svg:y="10.29cm" presentation:class="subtitle" presentation:user-transformed="true">
          <draw:text-box>
            <text:p>HYPER-PARAMETER <text:span text:style-name="T3">OPTIMIZATION</text:span> OF MACHINE LEAR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5" draw:text-style-name="P5" draw:layer="layout" svg:width="25.199cm" svg:height="13.486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Hyperparameter Optimization motivation</text:p>
              </text:list-item>
              <text:list-item>
                <text:p>Hyper-parameters in Machine Learning Models</text:p>
              </text:list-item>
              <text:list-item>
                <text:p>Hyperparameter optimization Techiniques</text:p>
              </text:list-item>
              <text:list-item>
                <text:p text:style-name="P4"><text:span text:style-name="T4">Applying Optimization Techniques to Machine Learning Algo</text:span>rithms</text:p>
              </text:list-item>
              <text:list-item>
                <text:p>Implementation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text-style-name="P5" draw:layer="layout" svg:width="25.199cm" svg:height="13.486cm" svg:x="1.4cm" svg:y="4.914cm" presentation:class="outline">
          <draw:text-box>
            <text:list text:style-name="L2">
              <text:list-header>
                <text:p>What is the hyper-parameters​?</text:p>
                <text:p/>
                <text:p/>
                <text:p>What is hyper-parameter optimization?</text:p>
                <text:p/>
                <text:p>Aim: To automate the hyper-parameters tuning process to get optimal model architecture of ML model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5.199cm" svg:height="3.473cm" svg:x="1.401cm" svg:y="0.335cm" presentation:class="title" presentation:user-transformed="true">
          <draw:text-box>
            <text:p>Hyper-parameter optimization motivation </text:p>
          </draw:text-box>
        </draw:frame>
        <draw:frame presentation:style-name="pr5" draw:text-style-name="P5" draw:layer="layout" svg:width="25.199cm" svg:height="13.486cm" svg:x="1.001cm" svg:y="4.8cm" presentation:class="outline" presentation:user-transformed="true">
          <draw:text-box>
            <text:list text:style-name="L3">
              <text:list-header>
                <text:p>In machine learning we distinguish:</text:p>
                <text:p><text:span text:style-name="T5">Model parameters</text:span>:can be initialized and updated in data learning process.</text:p>
                <text:p><text:span text:style-name="T5">Model hyper-parameters:</text:span><text:span text:style-name="T6"> set by the user before training not changed during fitting data.</text:span></text:p>
                <text:p><text:span text:style-name="T6">Parameters are learned by applying Gradient descent to optimization problem. But not for hyperparameters. </text:span><text:span text:style-name="T5">Why?</text:span></text:p>
                <text:p><text:span text:style-name="T6"/></text:p>
              </text:list-header>
            </text:list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 text:style-name="P6">Hyper-parameters in Machine Learning Models</text:p>
              </text:list-header>
            </text:list>
          </draw:text-box>
        </draw:frame>
        <draw:frame presentation:style-name="pr5" draw:text-style-name="P5" draw:layer="layout" svg:width="25.199cm" svg:height="13.486cm" svg:x="1.001cm" svg:y="5cm" presentation:class="outline" presentation:user-transformed="true">
          <draw:text-box>
            <text:list text:style-name="L2">
              <text:list-header>
                <text:p>Hyper-parameters in <text:span text:style-name="T5">supervised learning</text:span></text:p>
                <text:p><text:span text:style-name="T5"/></text:p>
                <text:p><text:span text:style-name="T6">Hpyer-parameters depends on the ML models.</text:span></text:p>
                <text:p><text:span text:style-name="T6">SVM,KNN,CNN,Lasso and Ridge regression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list text:style-name="L2">
              <text:list-item>
                <text:p text:style-name="P6">Hyperparameter optimization Techiniques</text:p>
              </text:list-item>
            </text:list>
          </draw:text-box>
        </draw:frame>
        <draw:frame presentation:style-name="pr5" draw:text-style-name="P5" draw:layer="layout" svg:width="25.199cm" svg:height="13.486cm" svg:x="1.4cm" svg:y="4.914cm" presentation:class="outline">
          <draw:text-box>
            <text:list text:style-name="L2">
              <text:list-header>
                <text:p>We need to use optimization techiniques to get optimal hyper-parameters for the model.</text:p>
                <text:p>There are many differents methods:<text:tab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Babysitting</text:p>
                              </text:list-item>
                              <text:list-item>
                                <text:p><text:span text:style-name="T5">Grid search</text:span></text:p>
                              </text:list-item>
                              <text:list-item>
                                <text:p><text:span text:style-name="T6">Random forest</text:span></text:p>
                              </text:list-item>
                              <text:list-item>
                                <text:p><text:span text:style-name="T6">Bayesian optimization</text:span></text:p>
                              </text:list-item>
                              <text:list-item>
                                <text:p><text:span text:style-name="T6">Partcle swarm optimization</text:span></text:p>
                              </text:list-item>
                              <text:list-item>
                                <text:p><text:span text:style-name="T6">Genetic algorithm,..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list text:style-name="L2">
              <text:list-item>
                <text:p text:style-name="P6">Hyperparameter optimization Techiniques</text:p>
              </text:list-item>
            </text:list>
          </draw:text-box>
        </draw:frame>
        <draw:frame presentation:style-name="pr5" draw:text-style-name="P5" draw:layer="layout" svg:width="25.199cm" svg:height="13.486cm" svg:x="1.4cm" svg:y="4.914cm" presentation:class="outline" presentation:user-transformed="true">
          <draw:text-box>
            <text:list text:style-name="L2">
              <text:list-header>
                <text:p><text:s text:c="7"/><text:span text:style-name="T7">Grid Search</text:span></text:p>
                <text:p><text:span text:style-name="T8">Grid search define a search space as grid of hyperparameters values and evaluate every position in the grid by finding the combinations.</text:span></text:p>
                <text:p><text:span text:style-name="T8">For eg: 6 hyperparameters, each has 10 values, we must try 10</text:span><text:span text:style-name="T9">6 </text:span><text:span text:style-name="T10">combinations</text:span></text:p>
                <text:p><text:span text:style-name="T10"/></text:p>
                <text:p><text:span text:style-name="T10"><text:s text:c="12"/></text:span><text:span text:style-name="T11">Take time!!!</text:span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Grid Search con’t</text:p>
          </draw:text-box>
        </draw:frame>
        <draw:frame presentation:style-name="pr5" draw:text-style-name="P7" draw:layer="layout" svg:width="25.199cm" svg:height="13.486cm" svg:x="1.4cm" svg:y="4.914cm" presentation:class="outline">
          <draw:text-box>
            <text:list text:style-name="L2">
              <text:list-header>
                <text:p text:style-name="P4"><text:span text:style-name="T12"><text:s/></text:span><text:span text:style-name="T12">Scikit-learn python source ML libraries provide technique to tune hyperparameters one is “GridSearchCV” which can be implemented to detect the optimal </text:span><text:span text:style-name="T13">hyper-parameters using the GS algorithm</text:span></text:p>
                <text:p><text:span text:style-name="T13">Calculate performance using cross validation.</text:span></text:p>
                <text:p><text:span text:style-name="T13">the optimal hyper-parameter combination in the defined search space with its performance score will be returned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list text:style-name="L2">
              <text:list-item>
                <text:p text:style-name="P6"><text:span text:style-name="T4">Applying Optimization Techniques to Machine Learning Algo</text:span><text:span text:style-name="T14">rithms</text:span></text:p>
              </text:list-item>
            </text:list>
          </draw:text-box>
        </draw:frame>
        <draw:frame presentation:style-name="pr5" draw:text-style-name="P5" draw:layer="layout" svg:width="25.199cm" svg:height="13.486cm" svg:x="1.4cm" svg:y="4.914cm" presentation:class="outline">
          <draw:text-box>
            <text:list text:style-name="L2">
              <text:list-header>
                <text:p>ML algorithms can be classified by the characteristics of their hyper-parameter configurations.</text:p>
                <text:p>Appropriate optimization algorithms can be <text:s/>chosen to optimize the hyper-parameters based on these characteristics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5" draw:text-style-name="P5" draw:layer="layout" svg:width="25.199cm" svg:height="13.486cm" svg:x="1.4cm" svg:y="4.914cm" presentation:class="outline">
          <draw:text-box>
            <text:list text:style-name="L2">
              <text:list-item>
                <text:p>Data:</text:p>
                <text:list>
                  <text:list-item>
                    <text:list>
                      <text:list-item>
                        <text:p><text:s/>MNIST hand written digit recognition datasets</text:p>
                      </text:list-item>
                      <text:list-item>
                        <text:p>Boston housing datasets to predict house price.</text:p>
                      </text:list-item>
                    </text:list>
                  </text:list-item>
                </text:list>
              </text:list-item>
              <text:list-item>
                <text:p>Tasks:</text:p>
                <text:list>
                  <text:list-item>
                    <text:list>
                      <text:list-item>
                        <text:p text:style-name="P8"><text:s/>Classification problems</text:p>
                      </text:list-item>
                      <text:list-item>
                        <text:p text:style-name="P8">Regression problems</text:p>
                        <text:p text:style-name="P8"/>
                      </text:list-item>
                    </text:list>
                  </text:list-item>
                </text:list>
              </text:list-item>
              <text:list-item>
                <text:p>HPO Algorithms to ML models:</text:p>
                <text:list>
                  <text:list-item>
                    <text:list>
                      <text:list-item>
                        <text:p text:style-name="P8">Grid Search</text:p>
                      </text:list-item>
                      <text:list-item>
                        <text:p text:style-name="P8">Support Vector Machine</text:p>
                        <text:p text:style-name="P8"/>
                        <text:p text:style-name="P8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3.486cm" svg:x="3.201cm" svg:y="5.6cm" presentation:class="outline" presentation:user-transformed="true">
          <draw:text-box>
            <text:list text:style-name="L2">
              <text:list-header>
                <text:p>Still Reading and finding</text:p>
                <text:p/>
                <text:p/>
                <text:p><text:s text:c="6"/>Thank you!!!!!!!!!!!!!!!!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2C529E3C6725A439.jp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9T20:56:00.817949171</meta:creation-date>
    <meta:editing-duration>PT2H16M30S</meta:editing-duration>
    <meta:editing-cycles>11</meta:editing-cycles>
    <meta:generator>LibreOffice/6.4.7.2$Linux_X86_64 LibreOffice_project/40$Build-2</meta:generator>
    <dc:title>Nature Illustration</dc:title>
    <dc:date>2021-08-20T03:31:59.502619297</dc:date>
    <meta:document-statistic meta:object-count="76"/>
  </office:meta>
</office:document-meta>
</file>